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Match</text:p>
      <text:p text:style-name="Standard">namespace Cuttr.Business.Entities</text:p>
      <text:p text:style-name="Standard">{</text:p>
      <text:p text:style-name="Standard">public class Match</text:p>
      <text:p text:style-name="Standard">{</text:p>
      <text:p text:style-name="Standard">public int MatchId { get; set; }</text:p>
      <text:p text:style-name="Standard">public int PlantId1 { get; set; }</text:p>
      <text:p text:style-name="Standard">public int PlantId2 { get; set; }</text:p>
      <text:p text:style-name="Standard">public int UserId1 { get; set; }</text:p>
      <text:p text:style-name="Standard">public int UserId2 { get; set; }</text:p>
      <text:p text:style-name="Standard">public DateTime CreatedAt { get; set; }</text:p>
      <text:p text:style-name="Standard">public Plant Plant1 { get; set; }</text:p>
      <text:p text:style-name="Standard">public Plant Plant2 { get; set; }</text:p>
      <text:p text:style-name="Standard">public User User1 { get; set; }</text:p>
      <text:p text:style-name="Standard">public User User2 { get; set; }</text:p>
      <text:p text:style-name="Standard">public List&lt;Message&gt; Messages { get; set; }</text:p>
      <text:p text:style-name="Standard">}</text:p>
      <text:p text:style-name="Standard">}</text:p>
      <text:p text:style-name="Standard">//Message</text:p>
      <text:p text:style-name="Standard">namespace Cuttr.Business.Entities</text:p>
      <text:p text:style-name="Standard">{</text:p>
      <text:p text:style-name="Standard">public class Message</text:p>
      <text:p text:style-name="Standard">{</text:p>
      <text:p text:style-name="Standard">public int MessageId { get; set; }</text:p>
      <text:p text:style-name="Standard">public int MatchId { get; set; }</text:p>
      <text:p text:style-name="Standard">public int SenderUserId { get; set; }</text:p>
      <text:p text:style-name="Standard">public string MessageText { get; set; }</text:p>
      <text:p text:style-name="Standard">public DateTime SentAt { get; set; }</text:p>
      <text:p text:style-name="Standard">public bool IsRead { get; set; }</text:p>
      <text:p text:style-name="Standard">public Match Match { get; set; }</text:p>
      <text:p text:style-name="Standard">public User SenderUser { get; set; }</text:p>
      <text:p text:style-name="Standard">}</text:p>
      <text:p text:style-name="Standard">}</text:p>
      <text:p text:style-name="Standard">//Plant</text:p>
      <text:p text:style-name="Standard">namespace Cuttr.Business.Entities</text:p>
      <text:p text:style-name="Standard">{</text:p>
      <text:p text:style-name="Standard">public class Plant</text:p>
      <text:p text:style-name="Standard">{</text:p>
      <text:p text:style-name="Standard">public int PlantId { get; set; }</text:p>
      <text:p text:style-name="Standard">public int UserId { get; set; }</text:p>
      <text:p text:style-name="Standard">public string SpeciesName { get; set; }</text:p>
      <text:p text:style-name="Standard">public string? Description { get; set; }</text:p>
      <text:p text:style-name="Standard">public PlantStage PlantStage { get; set; }</text:p>
      <text:p text:style-name="Standard">public PlantCategory PlantCategory { get; set; }</text:p>
      <text:p text:style-name="Standard">public WateringNeed WateringNeed { get; set; }</text:p>
      <text:p text:style-name="Standard">public LightRequirement LightRequirement { get; set; }</text:p>
      <text:p text:style-name="Standard">public Size? Size { get; set; }</text:p>
      <text:p text:style-name="Standard">public IndoorOutdoor? IndoorOutdoor { get; set; }</text:p>
      <text:p text:style-name="Standard">public PropagationEase? PropagationEase { get; set; }</text:p>
      <text:p text:style-name="Standard">public PetFriendly? PetFriendly { get; set; }</text:p>
      <text:p text:style-name="Standard">public List&lt;Extras&gt;? Extras { get; set; }</text:p>
      <text:p text:style-name="Standard">public string? ImageUrl { get; set; }</text:p>
      <text:p text:style-name="Standard"><text:soft-page-break/>public User User { get; set; }</text:p>
      <text:p text:style-name="Standard">}</text:p>
      <text:p text:style-name="Standard">}</text:p>
      <text:p text:style-name="Standard">//RefreshToken</text:p>
      <text:p text:style-name="Standard">namespace Cuttr.Business.Entities</text:p>
      <text:p text:style-name="Standard">{</text:p>
      <text:p text:style-name="Standard">public class RefreshToken</text:p>
      <text:p text:style-name="Standard">{</text:p>
      <text:p text:style-name="Standard">public int RefreshTokenId { get; set; }</text:p>
      <text:p text:style-name="Standard">public int UserId { get; set; }</text:p>
      <text:p text:style-name="Standard">public string TokenHash { get; set; }</text:p>
      <text:p text:style-name="Standard">public DateTime ExpiresAt { get; set; }</text:p>
      <text:p text:style-name="Standard">public bool IsRevoked { get; set; }</text:p>
      <text:p text:style-name="Standard">public DateTime CreatedAt { get; set; }</text:p>
      <text:p text:style-name="Standard">public DateTime? RevokedAt { get; set; }</text:p>
      <text:p text:style-name="Standard">}</text:p>
      <text:p text:style-name="Standard">}</text:p>
      <text:p text:style-name="Standard">//Report</text:p>
      <text:p text:style-name="Standard">namespace Cuttr.Business.Entities</text:p>
      <text:p text:style-name="Standard">{</text:p>
      <text:p text:style-name="Standard">public class Report</text:p>
      <text:p text:style-name="Standard">{</text:p>
      <text:p text:style-name="Standard">public int ReportId { get; set; }</text:p>
      <text:p text:style-name="Standard">public int ReporterUserId { get; set; }</text:p>
      <text:p text:style-name="Standard">public int ReportedUserId { get; set; }</text:p>
      <text:p text:style-name="Standard">public string Reason { get; set; }</text:p>
      <text:p text:style-name="Standard">public string Comments { get; set; }</text:p>
      <text:p text:style-name="Standard">public DateTime CreatedAt { get; set; }</text:p>
      <text:p text:style-name="Standard">public bool IsResolved { get; set; }</text:p>
      <text:p text:style-name="Standard">public User ReporterUser { get; set; }</text:p>
      <text:p text:style-name="Standard">public User ReportedUser { get; set; }</text:p>
      <text:p text:style-name="Standard">}</text:p>
      <text:p text:style-name="Standard">}</text:p>
      <text:p text:style-name="Standard">//Swipe</text:p>
      <text:p text:style-name="Standard">namespace Cuttr.Business.Entities</text:p>
      <text:p text:style-name="Standard">{</text:p>
      <text:p text:style-name="Standard">public class Swipe</text:p>
      <text:p text:style-name="Standard">{</text:p>
      <text:p text:style-name="Standard">public int SwipeId { get; set; }</text:p>
      <text:p text:style-name="Standard">public int SwiperPlantId { get; set; }</text:p>
      <text:p text:style-name="Standard">public int SwipedPlantId { get; set; }</text:p>
      <text:p text:style-name="Standard">public bool IsLike { get; set; }</text:p>
      <text:p text:style-name="Standard">public Plant SwiperPlant { get; set; }</text:p>
      <text:p text:style-name="Standard">public Plant SwipedPlant { get; set; }</text:p>
      <text:p text:style-name="Standard">}</text:p>
      <text:p text:style-name="Standard">}</text:p>
      <text:p text:style-name="Standard">//User</text:p>
      <text:p text:style-name="Standard">namespace Cuttr.Business.Entities</text:p>
      <text:p text:style-name="Standard">{</text:p>
      <text:p text:style-name="Standard">public class User</text:p>
      <text:p text:style-name="Standard">{</text:p>
      <text:p text:style-name="Standard">public int UserId { get; set; }</text:p>
      <text:p text:style-name="Standard"><text:soft-page-break/>public string Email { get; set; }</text:p>
      <text:p text:style-name="Standard">public string PasswordHash { get; set; }</text:p>
      <text:p text:style-name="Standard">public string Name { get; set; }</text:p>
      <text:p text:style-name="Standard">public string ProfilePictureUrl { get; set; }</text:p>
      <text:p text:style-name="Standard">public string Bio { get; set; }</text:p>
      <text:p text:style-name="Standard">public double? LocationLatitude { get; set; }</text:p>
      <text:p text:style-name="Standard">public double? LocationLongitude { get; set; }</text:p>
      <text:p text:style-name="Standard">public List&lt;Plant&gt; Plants { get; set; }</text:p>
      <text:p text:style-name="Standard">public UserPreferences Preferences { get; set; }</text:p>
      <text:p text:style-name="Standard">}</text:p>
      <text:p text:style-name="Standard">}</text:p>
      <text:p text:style-name="Standard">//UserPreferences</text:p>
      <text:p text:style-name="Standard">namespace Cuttr.Business.Entities</text:p>
      <text:p text:style-name="Standard">{</text:p>
      <text:p text:style-name="Standard">public class UserPreferences</text:p>
      <text:p text:style-name="Standard">{</text:p>
      <text:p text:style-name="Standard">public int UserId { get; set; }</text:p>
      <text:p text:style-name="Standard">public int SearchRadius { get; set; }</text:p>
      <text:p text:style-name="Standard">public List&lt;PlantStage&gt; PreferedPlantStage { get; set; }</text:p>
      <text:p text:style-name="Standard">public List&lt;PlantCategory&gt; PreferedPlantCategory { get; set; }</text:p>
      <text:p text:style-name="Standard">public List&lt;WateringNeed&gt; PreferedWateringNeed { get; set; }</text:p>
      <text:p text:style-name="Standard">public List&lt;LightRequirement&gt; PreferedLightRequirement { get; set; }</text:p>
      <text:p text:style-name="Standard">public List&lt;Size&gt; PreferedSize { get; set; }</text:p>
      <text:p text:style-name="Standard">public List&lt;IndoorOutdoor&gt; PreferedIndoorOutdoor { get; set; }</text:p>
      <text:p text:style-name="Standard">public List&lt;PropagationEase&gt; PreferedPropagationEase { get; set; }</text:p>
      <text:p text:style-name="Standard">public List&lt;PetFriendly&gt; PreferedPetFriendly { get; set; }</text:p>
      <text:p text:style-name="Standard">public List&lt;Extras&gt; PreferedExtras { get; set; }</text:p>
      <text:p text:style-name="Standard">public User User { get; set; }</text:p>
      <text:p text:style-name="Standard">}</text:p>
      <text:p text:style-name="Standard">}</text:p>
      <text:p text:style-name="Standard">//PlantProperties</text:p>
      <text:p text:style-name="Standard">namespace Cuttr.Business.Enums</text:p>
      <text:p text:style-name="Standard">{</text:p>
      <text:p text:style-name="Standard">public enum PlantStage</text:p>
      <text:p text:style-name="Standard">{</text:p>
      <text:p text:style-name="Standard">Cutting,</text:p>
      <text:p text:style-name="Standard">GrownPlantTree</text:p>
      <text:p text:style-name="Standard">}</text:p>
      <text:p text:style-name="Standard">public enum PlantCategory</text:p>
      <text:p text:style-name="Standard">{</text:p>
      <text:p text:style-name="Standard">Succulent,</text:p>
      <text:p text:style-name="Standard">Cactus,</text:p>
      <text:p text:style-name="Standard">Fern,</text:p>
      <text:p text:style-name="Standard">Orchid,</text:p>
      <text:p text:style-name="Standard">Herb,</text:p>
      <text:p text:style-name="Standard">Palm,</text:p>
      <text:p text:style-name="Standard">LeafyHouseplant,</text:p>
      <text:p text:style-name="Standard">FloweringHouseplant,</text:p>
      <text:p text:style-name="Standard">Other</text:p>
      <text:p text:style-name="Standard">}</text:p>
      <text:p text:style-name="Standard">public enum WateringNeed</text:p>
      <text:p text:style-name="Standard">{</text:p>
      <text:p text:style-name="Standard"><text:soft-page-break/>VeryLowWater,</text:p>
      <text:p text:style-name="Standard">LowWater,</text:p>
      <text:p text:style-name="Standard">ModerateWater,</text:p>
      <text:p text:style-name="Standard">HighWater,</text:p>
      <text:p text:style-name="Standard">VeryHighWater</text:p>
      <text:p text:style-name="Standard">}</text:p>
      <text:p text:style-name="Standard">public enum LightRequirement</text:p>
      <text:p text:style-name="Standard">{</text:p>
      <text:p text:style-name="Standard">FullSun,</text:p>
      <text:p text:style-name="Standard">PartialShade,</text:p>
      <text:p text:style-name="Standard">Shade</text:p>
      <text:p text:style-name="Standard">}</text:p>
      <text:p text:style-name="Standard">public enum Size</text:p>
      <text:p text:style-name="Standard">{</text:p>
      <text:p text:style-name="Standard">SmallSize,</text:p>
      <text:p text:style-name="Standard">MediumSize,</text:p>
      <text:p text:style-name="Standard">LargeSize</text:p>
      <text:p text:style-name="Standard">}</text:p>
      <text:p text:style-name="Standard">public enum IndoorOutdoor</text:p>
      <text:p text:style-name="Standard">{</text:p>
      <text:p text:style-name="Standard">Indoor,</text:p>
      <text:p text:style-name="Standard">Outdoor,</text:p>
      <text:p text:style-name="Standard">IndoorAndOutdoor</text:p>
      <text:p text:style-name="Standard">}</text:p>
      <text:p text:style-name="Standard">public enum PropagationEase</text:p>
      <text:p text:style-name="Standard">{</text:p>
      <text:p text:style-name="Standard">EasyPropagation,</text:p>
      <text:p text:style-name="Standard">ModeratePropagation,</text:p>
      <text:p text:style-name="Standard">DifficultPropagation</text:p>
      <text:p text:style-name="Standard">}</text:p>
      <text:p text:style-name="Standard">public enum PetFriendly</text:p>
      <text:p text:style-name="Standard">{</text:p>
      <text:p text:style-name="Standard">PetFriendly,</text:p>
      <text:p text:style-name="Standard">NotPetFriendly</text:p>
      <text:p text:style-name="Standard">}</text:p>
      <text:p text:style-name="Standard">public enum Extras</text:p>
      <text:p text:style-name="Standard">{</text:p>
      <text:p text:style-name="Standard">Fragrant,</text:p>
      <text:p text:style-name="Standard">Edible,</text:p>
      <text:p text:style-name="Standard">Medicinal,</text:p>
      <text:p text:style-name="Standard">AirPurifying,</text:p>
      <text:p text:style-name="Standard">Decorative,</text:p>
      <text:p text:style-name="Standard">Flowering,</text:p>
      <text:p text:style-name="Standard">TropicalVibe,</text:p>
      <text:p text:style-name="Standard">FoliageHeavy,</text:p>
      <text:p text:style-name="Standard">DroughtTolerant,</text:p>
      <text:p text:style-name="Standard">HumidityLoving,</text:p>
      <text:p text:style-name="Standard">LowMaintenance,</text:p>
      <text:p text:style-name="Standard">WinterHardy,</text:p>
      <text:p text:style-name="Standard">BeginnerFriendly,</text:p>
      <text:p text:style-name="Standard">Fruiting,</text:p>
      <text:p text:style-name="Standard">PollinatorFriendly,</text:p>
      <text:p text:style-name="Standard"><text:soft-page-break/>FastGrowing,</text:p>
      <text:p text:style-name="Standard">VariegatedFoliage,</text:p>
      <text:p text:style-name="Standard">Climbing,</text:p>
      <text:p text:style-name="Standard">GroundCover,</text:p>
      <text:p text:style-name="Standard">Rare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09:17:38.474000000</meta:creation-date>
    <dc:date>2024-12-29T09:18:44.635000000</dc:date>
    <meta:editing-duration>PT1M6S</meta:editing-duration>
    <meta:editing-cycles>1</meta:editing-cycles>
    <meta:document-statistic meta:table-count="0" meta:image-count="0" meta:object-count="0" meta:page-count="5" meta:paragraph-count="215" meta:word-count="726" meta:character-count="4471" meta:non-whitespace-character-count="3960"/>
    <meta:generator>LibreOffice/24.8.4.2$Windows_X86_64 LibreOffice_project/bb3cfa12c7b1bf994ecc5649a80400d06cd71002</meta:generator>
  </office:meta>
</office:document-meta>
</file>